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roid Sans Mono" svg:font-family="'Droid Sans Mono', monospace, monospac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2"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margin-left="1.27cm" fo:margin-right="0cm" fo:text-indent="0cm" style:auto-text-indent="false">
        <style:tab-stops/>
      </style:paragraph-properties>
    </style:style>
    <style:style style:name="P5" style:family="paragraph" style:parent-style-name="Standard">
      <style:paragraph-properties fo:margin-left="2.54cm" fo:margin-right="0cm" fo:text-indent="0cm" style:auto-text-indent="false">
        <style:tab-stops/>
      </style:paragraph-properties>
    </style:style>
    <style:style style:name="P6" style:family="paragraph" style:parent-style-name="Standard">
      <style:paragraph-properties fo:margin-left="-1.27cm" fo:margin-right="0cm" fo:text-indent="0cm" style:auto-text-indent="false">
        <style:tab-stops/>
      </style:paragraph-properties>
    </style:style>
    <style:style style:name="P7" style:family="paragraph" style:parent-style-name="Standard">
      <style:paragraph-properties fo:margin-left="1.27cm" fo:margin-right="0cm" fo:margin-top="0cm" fo:margin-bottom="0cm" style:contextual-spacing="false" fo:line-height="100%"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fo:color="#000000" loext:opacity="100%" style:font-name="Courier New" fo:font-size="10pt" fo:language="en" fo:country="GB" style:font-name-asian="Times New Roman" style:font-size-asian="10pt" style:language-asian="en" style:country-asian="GB" style:font-name-complex="Courier New" style:font-size-complex="10pt"/>
    </style:style>
    <style:style style:name="P8" style:family="paragraph" style:parent-style-name="Standard">
      <style:text-properties officeooo:rsid="00077868" officeooo:paragraph-rsid="00077868"/>
    </style:style>
    <style:style style:name="P9" style:family="paragraph" style:parent-style-name="HTML_20_Vorformatiert">
      <style:paragraph-properties style:vertical-align="baseline"/>
      <style:text-properties officeooo:paragraph-rsid="0007d5e4"/>
    </style:style>
    <style:style style:name="P10" style:family="paragraph" style:parent-style-name="HTML_20_Vorformatiert">
      <style:paragraph-properties style:vertical-align="baseline"/>
      <style:text-properties officeooo:paragraph-rsid="000a3c13"/>
    </style:style>
    <style:style style:name="P11" style:family="paragraph" style:parent-style-name="HTML_20_Vorformatiert">
      <style:paragraph-properties style:vertical-align="baseline"/>
      <style:text-properties officeooo:paragraph-rsid="000c21e4"/>
    </style:style>
    <style:style style:name="P12" style:family="paragraph" style:parent-style-name="Standard" style:master-page-name="MP0">
      <style:paragraph-properties fo:text-align="center" style:justify-single-word="false" style:page-number="auto" fo:break-before="pag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3" style:family="paragraph" style:parent-style-name="Standard">
      <style:text-properties officeooo:rsid="000ef8ad" officeooo:paragraph-rsid="000ef8ad"/>
    </style:style>
    <style:style style:name="P14" style:family="paragraph" style:parent-style-name="Standard">
      <style:text-properties officeooo:rsid="0010b6c8" officeooo:paragraph-rsid="0010b6c8"/>
    </style:style>
    <style:style style:name="P15" style:family="paragraph" style:parent-style-name="Standard">
      <style:text-properties officeooo:rsid="00121254" officeooo:paragraph-rsid="00121254"/>
    </style:style>
    <style:style style:name="P16" style:family="paragraph" style:parent-style-name="Standard">
      <style:text-properties officeooo:rsid="00121254" officeooo:paragraph-rsid="0014bd98"/>
    </style:style>
    <style:style style:name="P17" style:family="paragraph" style:parent-style-name="Standard">
      <style:text-properties officeooo:rsid="00135845" officeooo:paragraph-rsid="00135845"/>
    </style:style>
    <style:style style:name="P18" style:family="paragraph" style:parent-style-name="Standard">
      <style:text-properties officeooo:rsid="0014bd98" officeooo:paragraph-rsid="0014bd98"/>
    </style:style>
    <style:style style:name="T1" style:family="text">
      <style:text-properties fo:color="#273239" loext:opacity="100%" style:font-name="Calibri" fo:font-size="11pt" fo:letter-spacing="0.004cm" fo:language="de" fo:country="DE" officeooo:rsid="0007d5e4" style:font-size-asian="11pt" style:font-name-complex="Calibri" style:font-size-complex="11pt"/>
    </style:style>
    <style:style style:name="T2" style:family="text">
      <style:text-properties fo:color="#273239" loext:opacity="100%" style:font-name="Calibri" fo:font-size="11pt" fo:letter-spacing="0.004cm" fo:language="de" fo:country="DE" officeooo:rsid="000880f2" style:font-size-asian="11pt" style:font-name-complex="Calibri" style:font-size-complex="11pt"/>
    </style:style>
    <style:style style:name="T3" style:family="text">
      <style:text-properties fo:color="#273239" loext:opacity="100%" style:font-name="Calibri" fo:font-size="11pt" fo:letter-spacing="0.004cm" fo:language="de" fo:country="DE" officeooo:rsid="000a3c13" style:font-size-asian="11pt" style:font-name-complex="Calibri" style:font-size-complex="11pt"/>
    </style:style>
    <style:style style:name="T4" style:family="text">
      <style:text-properties fo:color="#273239" loext:opacity="100%" style:font-name="Calibri" fo:font-size="11pt" fo:letter-spacing="0.004cm" fo:language="de" fo:country="DE" officeooo:rsid="000c21e4" style:font-size-asian="11pt" style:font-name-complex="Calibri" style:font-size-complex="11pt"/>
    </style:style>
    <style:style style:name="T5" style:family="text">
      <style:text-properties fo:color="#273239" loext:opacity="100%" style:font-name="Calibri" fo:font-size="11pt" fo:letter-spacing="0.004cm" fo:language="de" fo:country="DE" officeooo:rsid="000c28cc" style:font-size-asian="11pt" style:font-name-complex="Calibri" style:font-size-complex="11pt"/>
    </style:style>
    <style:style style:name="T6" style:family="text">
      <style:text-properties fo:color="#273239" loext:opacity="100%" style:font-name="Calibri" fo:font-size="11pt" fo:letter-spacing="0.004cm" fo:language="de" fo:country="DE" officeooo:rsid="000c21e4" style:font-name-asian="Times New Roman" style:font-size-asian="11pt" style:language-asian="en" style:country-asian="GB" style:font-name-complex="Calibri" style:font-size-complex="11pt"/>
    </style:style>
    <style:style style:name="T7" style:family="text">
      <style:text-properties fo:color="#273239" loext:opacity="100%" style:font-name="Calibri" fo:font-size="11pt" fo:letter-spacing="0.004cm" fo:language="de" fo:country="DE" officeooo:rsid="000c8ac8" style:font-name-asian="Times New Roman" style:font-size-asian="11pt" style:language-asian="en" style:country-asian="GB" style:font-name-complex="Calibri" style:font-size-complex="11pt"/>
    </style:style>
    <style:style style:name="T8" style:family="text">
      <style:text-properties officeooo:rsid="00077868"/>
    </style:style>
    <style:style style:name="T9" style:family="text">
      <style:text-properties officeooo:rsid="000d31dc"/>
    </style:style>
    <style:style style:name="T10" style:family="text">
      <style:text-properties officeooo:rsid="00121254"/>
    </style:style>
    <style:style style:name="T11" style:family="text">
      <style:text-properties officeooo:rsid="00135845"/>
    </style:style>
    <style:style style:name="T12" style:family="text">
      <style:text-properties officeooo:rsid="0014bd98"/>
    </style:style>
    <style:style style:name="T13" style:family="text">
      <style:text-properties officeooo:rsid="00151901"/>
    </style:style>
    <style:style style:name="T14" style:family="text">
      <style:text-properties officeooo:rsid="0016f8db"/>
    </style:style>
    <style:style style:name="T15" style:family="text">
      <style:text-properties officeooo:rsid="001804c3"/>
    </style:style>
    <style:style style:name="fr1"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inführung in die technische Informatik </text:p>
      <text:p text:style-name="P1">Rechnerarchitektur Praktikum 1</text:p>
      <text:p text:style-name="P2">Praktikumsbericht Gruppe 1: (Name 1, Name 2)</text:p>
      <text:p text:style-name="P3">Aufgabe 1:</text:p>
      <text:p text:style-name="P4">Für ein Kern FP/s (double-precision): </text:p>
      <text:p text:style-name="P5">2 Ausführungseinheiten (FMA) * 2 Operationen / FMA-Einheit <text:s/>* 4 SIMD Operationen / (FMA Operation) <text:s text:c="2"/>(=256 bit Breite des Datenpfad / 64 bit double) * 3,3 Ghz Taktrate (max <text:span text:style-name="T9">Frequency </text:span>laut <text:a xlink:type="simple" xlink:href="https://ark.intel.com/content/www/de/de/ark/products/81908/intel-xeon-processor-e52680-v3-30m-cache-2-50-ghz.html" office:target-frame-name="_top" xlink:show="replace" text:style-name="Internet_20_link" text:visited-style-name="Visited_20_Internet_20_Link"><text:span text:style-name="Hyperlink">IntProduct</text:span></text:a><text:bookmark-start text:name="_Hlt121235216"/><text:bookmark-start text:name="_Hlt121235217"/><text:a xlink:type="simple" xlink:href="https://ark.intel.com/content/www/de/de/ark/products/81908/intel-xeon-processor-e52680-v3-30m-cache-2-50-ghz.html" office:target-frame-name="_top" xlink:show="replace" text:style-name="Internet_20_link" text:visited-style-name="Visited_20_Internet_20_Link"><text:span text:style-name="Hyperlink">s</text:span></text:a><text:bookmark-end text:name="_Hlt121235216"/><text:bookmark-end text:name="_Hlt121235217"/>) = 52.8 GFLOP/s</text:p>
      <text:p text:style-name="P4">Für mehrere Kerne FP/s (double-precision):<text:line-break/><text:tab/>52.8 GFLOP/s*12 Kerne = 633,6 GFLOPS/s</text:p>
      <text:p text:style-name="P3">Aufgabe 2:</text:p>
      <text:p text:style-name="Standard">Schleifenvertauschen:</text:p>
      <text:p text:style-name="P4">Durch das Vertauschen von Schleifen können Cache Zugriffe optimiert werden.<text:line-break/>Zunächst wird beim Allokieren der Daten ein konsekutiver Speicherblock angelegt (im Normalfall).<text:tab/><text:line-break/>Ladezugriffe finden (Cache-)Zeilenweise (64B) auf Speicher des Caches statt.<text:line-break/>Häufig gibt es dabei auch Prefetcher, welche die nächste Zeile bereits mit laden (ausgelöst durch einen Cache Miss oder das Erkennen von Zugriffsmustern.)<text:line-break/>Im schlimmsten Fall lädt jeder neue Ladezugriff eine neue Cachezeile was schnell zu Cache-Misses im L1 Cache des Prozessors führt (da die Anzahl der Cachezeile im L1 begrenzt ist) wodurch die Daten erst mit einer höheren Latenz aus dem L2 Cache oder aus noch höheren Ebenen geholt werden müssen. Durch das Vertauschen von Schleifenvariablen kann ein aufsteigender Zugriff innerhalb einer Cachezeile erzielt werden und Cache – Misses stark dezimiert, wodurch Ausführungseinheiten deutlich mehr Befehle pro Zeiteinheit Ausführungen können (da die Ladezeiten für die Operatoren deutlich geringer ausfallen).</text:p>
      <text:p text:style-name="P4">Bei einer Matrix der Form n x n würde ein Zugriff der Form for i 0..n for j 0..n Matrix[j][i] Spaltenweise über die Zeilen iterieren und dabei immer vollständige Zeilen laden. Wobei for i 0..n for j 0..n Matrix[i][j] die räumlich Lokalität der Cachezeilen ausnutzt und so Cache-Misses verhindert.</text:p>
      <text:p text:style-name="Standard">Loop - unrolling:</text:p>
      <text:p text:style-name="P4">Durch Loop - unrolling kann der Einfluss von Branch – Misses verringert werden, indem der Anteil an Sprungbefehlen pro ausgeführtem Schleifendurchlauf reduziert wird.<text:line-break/>Dabei wird der Befehl im Schleifenrumpf mehrfach untereinander ausgeführt und Inkrementieren der Zählvariablen entsprechend angepasst.<text:tab/><text:line-break/>Loop-unrolling kann abhängig von Architektur und Compiler auch zusätzliche Parallelität schaffen, indem die Befehle eines einzelnen Schleifendurchlaufs besser die verfügbaren Ausführungseinheiten aufgeteilt werden (ersteres ist im Falle von General – Purpose -Prozessoren höchstwahrscheinlich relevanter).</text:p>
      <text:p text:style-name="P4">Bei zu starkem Loop-unrolling können Cache – Misses impliziert werden, wenn der während eines Schleifendurchlaufs geladene Datensatz die Kapazität des L1 – Cache übersteigt.</text:p>
      <text:p text:style-name="P4"/>
      <text:p text:style-name="Standard"><text:soft-page-break/>Blocking/Tiling:</text:p>
      <text:p text:style-name="P4"><text:line-break/>Bei dieser Technik wird die Matrixmultiplikation nacheinander jeweils für einen (Teil-)Block der gesamten Matrix ausgeführt. Diese Technik zielt ebenfalls auf die Verringerung von Cache Misses indem der in einer bestimmten Zeit (die Dauer der Berechnung aller Werte des Blocks) genutzte Speicherbereich möglichst gering gehalten wird. Dieser Bereich sollte nach Möglichkeit kleiner sein als der L1-Cache des verwendeten Prozessors.</text:p>
      <text:p text:style-name="P4">Bsp (<text:a xlink:type="simple" xlink:href="https://iitd-plos.github.io/col729/lec/matrix_multiplication.html" office:target-frame-name="_top" xlink:show="replace" text:style-name="Internet_20_link" text:visited-style-name="Visited_20_Internet_20_Link"><text:span text:style-name="Hyperlink">link</text:span></text:a>):</text:p>
      <text:p text:style-name="P7">for (ii = 0; ii &lt; n; ii+=B) {</text:p>
      <text:p text:style-name="P7"><text:s text:c="2"/>for (jj = 0; jj &lt; n; jj+=B) {</text:p>
      <text:p text:style-name="P7"><text:s text:c="4"/>for (kk = 0; kk &lt; n; kk+=B) {</text:p>
      <text:p text:style-name="P7"><text:s text:c="6"/>for (i = ii; i &lt; ii+B; i++) {</text:p>
      <text:p text:style-name="P7"><text:s text:c="8"/>for (j = jj; j &lt; jj+B; j++) {</text:p>
      <text:p text:style-name="P7"><text:s text:c="10"/>for (k = kk; k &lt; kk+B; k++) {</text:p>
      <text:p text:style-name="P7"><text:s text:c="12"/>A[i,j] += X[i,k]*Y[k,j];</text:p>
      <text:p text:style-name="P7"><text:s text:c="10"/>}</text:p>
      <text:p text:style-name="P7"><text:s text:c="8"/>}</text:p>
      <text:p text:style-name="P7"><text:s text:c="6"/>}</text:p>
      <text:p text:style-name="P7"><text:s text:c="4"/>}</text:p>
      <text:p text:style-name="P7"><text:s text:c="2"/>}</text:p>
      <text:p text:style-name="P7">}</text:p>
      <text:p text:style-name="P4"/>
      <text:p text:style-name="Standard">Wiedernutzung von Werten statt neu Berechnung:</text:p>
      <text:p text:style-name="P9"><text:span text:style-name="Absatz-Standardschriftart"><text:span text:style-name="T1">Beim Zugriff auf das Array des Resultats wird </text:span></text:span><text:span text:style-name="Absatz-Standardschriftart"><text:span text:style-name="T2">in jeder Iteration eine</text:span></text:span><text:span text:style-name="Absatz-Standardschriftart"><text:span text:style-name="T1"> Pointer Berechnung durchgeführt </text:span></text:span><text:span text:style-name="Absatz-Standardschriftart"><text:span text:style-name="T4">und anschließend muss das Ergebnis in der Ergebnismatrix gespeichert werden,</text:span></text:span><text:span text:style-name="Absatz-Standardschriftart"><text:span text:style-name="T1"> </text:span></text:span><text:span text:style-name="Absatz-Standardschriftart"><text:span text:style-name="T2">durch die Verwendung einer Hilfsvariable (d) kann man sich diese Berechnung sparen </text:span></text:span><text:span text:style-name="Absatz-Standardschriftart"><text:span text:style-name="T5">und die Zahl der Speicherzugriffe verringern</text:span></text:span><text:span text:style-name="Absatz-Standardschriftart"><text:span text:style-name="T2">. </text:span></text:span></text:p>
      <text:p text:style-name="P10"><text:span text:style-name="Absatz-Standardschriftart"><text:span text:style-name="T3">z.B</text:span></text:span></text:p>
      <text:p text:style-name="P9"><text:span text:style-name="Absatz-Standardschriftart"><text:span text:style-name="T2">for(int j=0;j&lt;SIZE;++j){</text:span></text:span></text:p>
      <text:p text:style-name="P9"><text:span text:style-name="Absatz-Standardschriftart"><text:span text:style-name="T2"><text:s text:c="16"/>for(int i=0;i&lt;SIZE;++i){</text:span></text:span></text:p>
      <text:p text:style-name="P9"><text:span text:style-name="Absatz-Standardschriftart"><text:span text:style-name="T2"><text:s text:c="16"/><text:tab/>double d=0;</text:span></text:span></text:p>
      <text:p text:style-name="P9"><text:span text:style-name="Absatz-Standardschriftart"><text:span text:style-name="T2"><text:s text:c="24"/>for(int k=0;k&lt;SIZE;++k){</text:span></text:span></text:p>
      <text:p text:style-name="P9"><text:span text:style-name="Absatz-Standardschriftart"><text:span text:style-name="T2"><text:s text:c="28"/>d+=input1[j*SIZE+k]*input2[k*SIZE+i];</text:span></text:span></text:p>
      <text:p text:style-name="P9"><text:span text:style-name="Absatz-Standardschriftart"><text:span text:style-name="T2"><text:s text:c="24"/>}</text:span></text:span></text:p>
      <text:p text:style-name="P9"><text:span text:style-name="Absatz-Standardschriftart"><text:span text:style-name="T2"><text:s text:c="24"/>output[j*SIZE+i]=d;</text:span></text:span></text:p>
      <text:p text:style-name="P9"><text:span text:style-name="Absatz-Standardschriftart"><text:span text:style-name="T2"><text:s text:c="16"/>}</text:span></text:span></text:p>
      <text:p text:style-name="P9"><text:span text:style-name="Absatz-Standardschriftart"><text:span text:style-name="T2"><text:s text:c="7"/>}</text:span></text:span></text:p>
      <text:p text:style-name="P11"><text:span text:style-name="Absatz-Standardschriftart"><text:span text:style-name="T4">Hier wird nur n</text:span></text:span><text:span text:style-name="Absatz-Standardschriftart"><text:span text:style-name="T6">²</text:span></text:span><text:span text:style-name="Absatz-Standardschriftart"><text:span text:style-name="T4"> statt n</text:span></text:span><text:span text:style-name="Absatz-Standardschriftart"><text:span text:style-name="T6">³ Mal </text:span></text:span><text:span text:style-name="Absatz-Standardschriftart"><text:span text:style-name="T7">auf die Ergebnismatrix zugegriffen.</text:span></text:span></text:p>
      <text:p text:style-name="P4"/>
      <text:p text:style-name="P3">Aufgabe <text:span text:style-name="T8">3</text:span>:</text:p>
      <text:p text:style-name="P4">Insgesamt werden im Standardalgorithmus n^<text:span text:style-name="T8">2 * (2n-1)</text:span> Operationen ausgeführt um zwei Matrizen der Größe n*n miteinander zu multiplizieren.</text:p>
      <text:p text:style-name="P4">Also eine Größe von <text:s/>n = <draw:frame draw:style-name="fr1" draw:name="Objekt1" text:anchor-type="as-char" svg:width="2.096cm" style:rel-width="scale" svg:height="0.572cm" style:rel-height="scale" draw:z-index="0"><draw:object xlink:href="./Object 1" xlink:type="simple" xlink:show="embed" xlink:actuate="onLoad"/><draw:image xlink:href="./ObjectReplacements/Object 1" xlink:type="simple" xlink:show="embed" xlink:actuate="onLoad"/></draw:frame><text:s/><draw:frame draw:style-name="fr1" draw:name="Objekt2" text:anchor-type="as-char" svg:width="0.36cm" style:rel-width="scale" svg:height="0.466cm" style:rel-height="scale" draw:z-index="1"><draw:object xlink:href="./Object 2" xlink:type="simple" xlink:show="embed" xlink:actuate="onLoad"/><draw:image xlink:href="./ObjectReplacements/Object 2" xlink:type="simple" xlink:show="embed" xlink:actuate="onLoad"/></draw:frame>10 (SEK) = 37516 wird benötigt damit das Programm mindestens 10 Sekunden läuft.</text:p>
      <text:p text:style-name="P3">Aufgabe <text:span text:style-name="T8">4</text:span>:</text:p>
      <text:p text:style-name="Standard"><text:tab/>t (in s) <text:s text:c="7"/>&gt;<text:tab/>n <draw:frame draw:style-name="fr1" draw:name="Objekt3" text:anchor-type="as-char" svg:width="2.477cm" style:rel-width="scale" svg:height="0.572cm" style:rel-height="scale" draw:z-index="2"><draw:object xlink:href="./Object 3" xlink:type="simple" xlink:show="embed" xlink:actuate="onLoad"/><draw:image xlink:href="./ObjectReplacements/Object 3" xlink:type="simple" xlink:show="embed" xlink:actuate="onLoad"/></draw:frame></text:p>
      <text:p text:style-name="Standard"><text:soft-page-break/><text:tab/></text:p>
      <text:p text:style-name="P6"><text:tab/></text:p>
      <text:p text:style-name="P8">Aufgabe 6 <text:span text:style-name="T12">und 7</text:span>:</text:p>
      <text:p text:style-name="P13">Verwendeter Compiler: GCC 7.1.0 </text:p>
      <text:p text:style-name="P14">Compilerflags: Keine</text:p>
      <text:p text:style-name="P14">Anmerkung: Die unter <text:a xlink:type="simple" xlink:href="https://www.openmp.org/spec-html/5.1/openmpsu53.html" text:style-name="Internet_20_link" text:visited-style-name="Visited_20_Internet_20_Link">https://www.openmp.org/spec-html/5.1/openmpsu53.html</text:a> genutzten Direktiven sind ab OpenMP Version 5.1 verfügbar und werden derzeit noch nicht einmal in der aktuellen GCC 12 Version unterstützt. <text:s/>Auf dem Testsystem Taurus ist die höchste GCC Version die verwendete 7.1.0. . <text:s/>Loop Unrolling und Tiling wurde<text:span text:style-name="T10">n</text:span> letztendlich per Hand durchgeführt <text:span text:style-name="T10">(Compilerflags wie -funroll-loops oder die Verwendung de</text:span><text:span text:style-name="T14">s </text:span><text:span text:style-name="T10">#pragma GCC optimize(’unroll-loops’)</text:span><text:span text:style-name="T15">(oder beides)</text:span><text:span text:style-name="T10"> haben leider keine spürbare Veränderung der Ausführungszeit gezeigt und wurden daher vor der Ausführung auf allen Matrixgrößen(128..2048) entfernt.)</text:span></text:p>
      <text:p text:style-name="P14"/>
      <text:p text:style-name="P13"/>
      <text:p text:style-name="P14">Aufgabe 8:</text:p>
      <text:p text:style-name="P16">Jede Optimierung (außer O0<text:span text:style-name="T12">)</text:span> fügt eine reihe von Compilerflags hinzu welche auch unter <text:a xlink:type="simple" xlink:href="https://gcc.gnu.org/onlinedocs/gcc/Optimize-Options.html" text:style-name="Internet_20_link" text:visited-style-name="Visited_20_Internet_20_Link">https://gcc.gnu.org/onlinedocs/gcc/Optimize-Options.html</text:a> zu finden sind. Jedes dieser Compilerflags stellt eine spezifische Optimierung <text:span text:style-name="T13">dar, die </text:span>darauf ab<text:span text:style-name="T13">zielt</text:span> die Laufzeit <text:span text:style-name="T11">oder den Code </text:span>zu <text:span text:style-name="T11">verbessern. </text:span><text:span text:style-name="T12">Diese Optimierungen sind möglichst platformunabhängig.</text:span></text:p>
      <text:p text:style-name="P15">O0: Compilierung ohne Optimierungen, hauptsächlich zum Debuggen verwendet.</text:p>
      <text:p text:style-name="P15"><text:span text:style-name="T11">O</text:span>1: Optimierungen der Laufzeit und des Codes mit vergleichsweise geringer Kompilierungsdauer</text:p>
      <text:p text:style-name="P17">O2: <text:span text:style-name="T12">Enthält Flags mit höherer Kompilierungsdauer welche insbesondere die Performance erhöhen.</text:span></text:p>
      <text:p text:style-name="P18">O3: Zusätzliche Flags welche auch den Speicherbedarf erhöhen können im Austausch gegen Performance.</text:p>
      <text:p text:style-name="P18">Architekturspezifische Optimierungen können z.B in der GCC manpage in der Form von Compilerflags gefunden werden für x86 Architekturen wie Haswell <text:s/>z.B unter x86 options.</text:p>
      <text:p text:style-name="P15"/>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roid Sans Mono" svg:font-family="'Droid Sans Mono', monospace, monospac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de" fo:country="DE" fo:hyphenate="false" loext:hyphenation-no-caps="false"/>
    </style:style>
    <style:style style:name="HTML_20_Vorformatiert" style:display-name="HTML Vorformatiert"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GB"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pitch-complex="fixed" style:font-size-complex="10pt" fo:hyphenate="false" loext:hyphenation-no-caps="false"/>
    </style:style>
    <style:style style:name="Absatz-Standardschriftart" style:family="text"/>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loext:opacity="100%" fo:background-color="#e1dfdd"/>
    </style:style>
    <style:style style:name="BesuchterLink" style:family="text" style:parent-style-name="Absatz-Standardschriftart">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pitch-complex="fixed" style:font-size-complex="10pt"/>
    </style:style>
    <style:style style:name="Platzhaltertext" style:family="text" style:parent-style-name="Absatz-Standardschriftart">
      <style:text-properties fo:color="#808080" loext:opacity="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title/>
    <dc:description/>
    <dc:subject/>
    <meta:initial-creator>afc3dba4, f9d8dff6</meta:initial-creator>
    <meta:creation-date>2022-12-06T17:45:00Z</meta:creation-date>
    <dc:date>2022-12-10T22:13:56.437895530</dc:date>
    <meta:editing-cycles>15</meta:editing-cycles>
    <meta:editing-duration>PT5H49M38S</meta:editing-duration>
    <meta:document-statistic meta:table-count="0" meta:image-count="0" meta:object-count="3" meta:page-count="3" meta:paragraph-count="61" meta:word-count="796" meta:character-count="5900" meta:non-whitespace-character-count="4905"/>
    <meta:template xlink:type="simple" xlink:actuate="onRequest" xlink:title="" xlink:href="Normal.dotm"/>
  </office:meta>
</office:document-meta>
</file>

<file path=Object 1/content.xml><?xml version="1.0" encoding="utf-8"?>
<math xmlns="http://www.w3.org/1998/Math/MathML" display="block">
  <semantics>
    <mroot>
      <mrow>
        <mn>52.8</mn>
        <mo stretchy="false">×</mo>
        <msup>
          <mn>10</mn>
          <mn>9</mn>
        </msup>
      </mrow>
      <mn>3</mn>
    </mroot>
    <annotation encoding="StarMath 5.0">nroot 3 { 52.8 times 10 ^ 9 }</annotation>
  </semantics>
</math>
</file>

<file path=Object 2/content.xml><?xml version="1.0" encoding="utf-8"?>
<math xmlns="http://www.w3.org/1998/Math/MathML" display="block">
  <semantics>
    <mrow/>
    <annotation encoding="StarMath 5.0">times newline  </annotation>
  </semantics>
</math>
</file>

<file path=Object 3/content.xml><?xml version="1.0" encoding="utf-8"?>
<math xmlns="http://www.w3.org/1998/Math/MathML" display="block">
  <semantics>
    <mtable>
      <mtr>
        <mtd>
          <mrow/>
        </mtd>
      </mtr>
      <mtr>
        <mtd>
          <mroot>
            <mrow>
              <mn>52.8</mn>
              <mo stretchy="false">×</mo>
              <msup>
                <mn>10</mn>
                <mn>9</mn>
              </msup>
            </mrow>
            <mn>3</mn>
          </mroot>
        </mtd>
      </mtr>
    </mtable>
    <annotation encoding="StarMath 5.0">div newline nroot 3 { 52.8 times 10 ^ 9 }</annotation>
  </semantics>
</math>
</file>